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154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3.383cm"/>
    </style:style>
    <style:style style:name="co16" style:family="table-column">
      <style:table-column-properties fo:break-before="auto" style:column-width="1.522cm"/>
    </style:style>
    <style:style style:name="co17" style:family="table-column">
      <style:table-column-properties fo:break-before="auto" style:column-width="1.901cm"/>
    </style:style>
    <style:style style:name="co18" style:family="table-column">
      <style:table-column-properties fo:break-before="auto" style:column-width="2.469cm"/>
    </style:style>
    <style:style style:name="co19" style:family="table-column">
      <style:table-column-properties fo:break-before="auto" style:column-width="2.626cm"/>
    </style:style>
    <style:style style:name="co20" style:family="table-column">
      <style:table-column-properties fo:break-before="auto" style:column-width="1.806cm"/>
    </style:style>
    <style:style style:name="co21" style:family="table-column">
      <style:table-column-properties fo:break-before="auto" style:column-width="1.681cm"/>
    </style:style>
    <style:style style:name="co22" style:family="table-column">
      <style:table-column-properties fo:break-before="auto" style:column-width="1.743cm"/>
    </style:style>
    <style:style style:name="co23" style:family="table-column">
      <style:table-column-properties fo:break-before="auto" style:column-width="1.617cm"/>
    </style:style>
    <style:style style:name="co24" style:family="table-column">
      <style:table-column-properties fo:break-before="auto" style:column-width="1.586cm"/>
    </style:style>
    <style:style style:name="co25" style:family="table-column">
      <style:table-column-properties fo:break-before="auto" style:column-width="2.374cm"/>
    </style:style>
    <style:style style:name="co26" style:family="table-column">
      <style:table-column-properties fo:break-before="auto" style:column-width="2.342cm"/>
    </style:style>
    <style:style style:name="co27" style:family="table-column">
      <style:table-column-properties fo:break-before="auto" style:column-width="3.036cm"/>
    </style:style>
    <style:style style:name="co28" style:family="table-column">
      <style:table-column-properties fo:break-before="auto" style:column-width="3.006cm"/>
    </style:style>
    <style:style style:name="co29" style:family="table-column">
      <style:table-column-properties fo:break-before="auto" style:column-width="2.879cm"/>
    </style:style>
    <style:style style:name="co3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number-columns-repeated="8" table:default-cell-style-name="ce1"/>
        <table:table-column table:style-name="co4" table:number-columns-repeated="12" table:default-cell-style-name="Default"/>
        <table:table-column table:style-name="co5" table:number-columns-repeated="60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nendo</text:p>
          </table:table-cell>
          <table:table-cell office:value-type="string">
            <text:p>kyuti</text:p>
          </table:table-cell>
          <table:table-cell office:value-type="string">
            <text:p>kyotaku1_11</text:p>
          </table:table-cell>
          <table:table-cell office:value-type="string">
            <text:p>kyotaku1_12</text:p>
          </table:table-cell>
          <table:table-cell office:value-type="string">
            <text:p>kyotaku1_13</text:p>
          </table:table-cell>
          <table:table-cell office:value-type="string">
            <text:p>kyotaku1_14</text:p>
          </table:table-cell>
          <table:table-cell office:value-type="string">
            <text:p>kyotaku1_15</text:p>
          </table:table-cell>
          <table:table-cell office:value-type="string">
            <text:p>kyotaku1_16</text:p>
          </table:table-cell>
          <table:table-cell office:value-type="string">
            <text:p>kyotaku1_17</text:p>
          </table:table-cell>
          <table:table-cell office:value-type="string">
            <text:p>kyotaku1_18</text:p>
          </table:table-cell>
          <table:table-cell office:value-type="string">
            <text:p>kyotaku1_21</text:p>
          </table:table-cell>
          <table:table-cell office:value-type="string">
            <text:p>kyotaku1_22</text:p>
          </table:table-cell>
          <table:table-cell office:value-type="string">
            <text:p>kyotaku1_23</text:p>
          </table:table-cell>
          <table:table-cell office:value-type="string">
            <text:p>kyotaku1_24</text:p>
          </table:table-cell>
          <table:table-cell office:value-type="string">
            <text:p>kyotaku1_25</text:p>
          </table:table-cell>
          <table:table-cell office:value-type="string">
            <text:p>kyotaku1_26</text:p>
          </table:table-cell>
          <table:table-cell office:value-type="string">
            <text:p>kyotaku1_27</text:p>
          </table:table-cell>
          <table:table-cell office:value-type="string">
            <text:p>kyotaku1_28</text:p>
          </table:table-cell>
          <table:table-cell office:value-type="string">
            <text:p>kyotaku2_101</text:p>
          </table:table-cell>
          <table:table-cell office:value-type="string">
            <text:p>kyotaku2_102</text:p>
          </table:table-cell>
          <table:table-cell office:value-type="string">
            <text:p>kyotaku2_103</text:p>
          </table:table-cell>
          <table:table-cell office:value-type="string">
            <text:p>kyotaku2_104</text:p>
          </table:table-cell>
          <table:table-cell office:value-type="string">
            <text:p>kyotaku2_105</text:p>
          </table:table-cell>
          <table:table-cell office:value-type="string">
            <text:p>kyotaku2_106</text:p>
          </table:table-cell>
          <table:table-cell office:value-type="string">
            <text:p>kyotaku2_107</text:p>
          </table:table-cell>
          <table:table-cell office:value-type="string">
            <text:p>kyotaku2_108</text:p>
          </table:table-cell>
          <table:table-cell office:value-type="string">
            <text:p>kyotaku2_109</text:p>
          </table:table-cell>
          <table:table-cell office:value-type="string">
            <text:p>kyotaku2_110</text:p>
          </table:table-cell>
          <table:table-cell office:value-type="string">
            <text:p>kyotaku2_201</text:p>
          </table:table-cell>
          <table:table-cell office:value-type="string">
            <text:p>kyotaku2_202</text:p>
          </table:table-cell>
          <table:table-cell office:value-type="string">
            <text:p>kyotaku2_203</text:p>
          </table:table-cell>
          <table:table-cell office:value-type="string">
            <text:p>kyotaku2_204</text:p>
          </table:table-cell>
          <table:table-cell office:value-type="string">
            <text:p>kyotaku2_205</text:p>
          </table:table-cell>
          <table:table-cell office:value-type="string">
            <text:p>kyotaku2_206</text:p>
          </table:table-cell>
          <table:table-cell office:value-type="string">
            <text:p>kyotaku2_207</text:p>
          </table:table-cell>
          <table:table-cell office:value-type="string">
            <text:p>kyotaku2_208</text:p>
          </table:table-cell>
          <table:table-cell office:value-type="string">
            <text:p>kyotaku2_209</text:p>
          </table:table-cell>
          <table:table-cell office:value-type="string">
            <text:p>kyotaku2_210</text:p>
          </table:table-cell>
          <table:table-cell office:value-type="string">
            <text:p>kyotaku2_t101</text:p>
          </table:table-cell>
          <table:table-cell office:value-type="string">
            <text:p>kyotaku2_t102</text:p>
          </table:table-cell>
          <table:table-cell office:value-type="string">
            <text:p>kyotaku2_t103</text:p>
          </table:table-cell>
          <table:table-cell office:value-type="string">
            <text:p>kyotaku2_t104</text:p>
          </table:table-cell>
          <table:table-cell office:value-type="string">
            <text:p>kyotaku2_t105</text:p>
          </table:table-cell>
          <table:table-cell office:value-type="string">
            <text:p>kyotaku2_t106</text:p>
          </table:table-cell>
          <table:table-cell office:value-type="string">
            <text:p>kyotaku2_t107</text:p>
          </table:table-cell>
          <table:table-cell office:value-type="string">
            <text:p>kyotaku2_t108</text:p>
          </table:table-cell>
          <table:table-cell office:value-type="string">
            <text:p>kyotaku2_t109</text:p>
          </table:table-cell>
          <table:table-cell office:value-type="string">
            <text:p>kyotaku2_t110</text:p>
          </table:table-cell>
          <table:table-cell office:value-type="string">
            <text:p>kyotaku2_t201</text:p>
          </table:table-cell>
          <table:table-cell office:value-type="string">
            <text:p>kyotaku2_t202</text:p>
          </table:table-cell>
          <table:table-cell office:value-type="string">
            <text:p>kyotaku2_t203</text:p>
          </table:table-cell>
          <table:table-cell office:value-type="string">
            <text:p>kyotaku2_t204</text:p>
          </table:table-cell>
          <table:table-cell office:value-type="string">
            <text:p>kyotaku2_t205</text:p>
          </table:table-cell>
          <table:table-cell office:value-type="string">
            <text:p>kyotaku2_t206</text:p>
          </table:table-cell>
          <table:table-cell office:value-type="string">
            <text:p>kyotaku2_t207</text:p>
          </table:table-cell>
          <table:table-cell office:value-type="string">
            <text:p>kyotaku2_t208</text:p>
          </table:table-cell>
          <table:table-cell office:value-type="string">
            <text:p>kyotaku2_t209</text:p>
          </table:table-cell>
          <table:table-cell office:value-type="string">
            <text:p>kyotaku2_t210</text:p>
          </table:table-cell>
          <table:table-cell office:value-type="string">
            <text:p>kyotaku2_t301</text:p>
          </table:table-cell>
          <table:table-cell office:value-type="string">
            <text:p>kyotaku2_t302</text:p>
          </table:table-cell>
          <table:table-cell office:value-type="string">
            <text:p>kyotaku2_t303</text:p>
          </table:table-cell>
          <table:table-cell office:value-type="string">
            <text:p>kyotaku2_t304</text:p>
          </table:table-cell>
          <table:table-cell office:value-type="string">
            <text:p>kyotaku2_t305</text:p>
          </table:table-cell>
          <table:table-cell office:value-type="string">
            <text:p>kyotaku2_t306</text:p>
          </table:table-cell>
          <table:table-cell office:value-type="string">
            <text:p>kyotaku2_t307</text:p>
          </table:table-cell>
          <table:table-cell office:value-type="string">
            <text:p>kyotaku2_t308</text:p>
          </table:table-cell>
          <table:table-cell office:value-type="string">
            <text:p>kyotaku2_t309</text:p>
          </table:table-cell>
          <table:table-cell office:value-type="string">
            <text:p>kyotaku2_t310</text:p>
          </table:table-cell>
          <table:table-cell office:value-type="string">
            <text:p>kyotaku2_t401</text:p>
          </table:table-cell>
          <table:table-cell office:value-type="string">
            <text:p>kyotaku2_t402</text:p>
          </table:table-cell>
          <table:table-cell office:value-type="string">
            <text:p>kyotaku2_t403</text:p>
          </table:table-cell>
          <table:table-cell office:value-type="string">
            <text:p>kyotaku2_t404</text:p>
          </table:table-cell>
          <table:table-cell office:value-type="string">
            <text:p>kyotaku2_t405</text:p>
          </table:table-cell>
          <table:table-cell office:value-type="string">
            <text:p>kyotaku2_t406</text:p>
          </table:table-cell>
          <table:table-cell office:value-type="string">
            <text:p>kyotaku2_t407</text:p>
          </table:table-cell>
          <table:table-cell office:value-type="string">
            <text:p>kyotaku2_t408</text:p>
          </table:table-cell>
          <table:table-cell office:value-type="string">
            <text:p>kyotaku2_t409</text:p>
          </table:table-cell>
          <table:table-cell office:value-type="string">
            <text:p>kyotaku2_t410</text:p>
          </table:table-cell>
          <table:table-cell office:value-type="string">
            <text:p>kyotaku2_t501</text:p>
          </table:table-cell>
          <table:table-cell office:value-type="string">
            <text:p>kyotaku2_t502</text:p>
          </table:table-cell>
          <table:table-cell office:value-type="string">
            <text:p>kyotaku2_t503</text:p>
          </table:table-cell>
          <table:table-cell office:value-type="string">
            <text:p>kyotaku2_t504</text:p>
          </table:table-cell>
          <table:table-cell office:value-type="string">
            <text:p>kyotaku2_t505</text:p>
          </table:table-cell>
          <table:table-cell office:value-type="string">
            <text:p>kyotaku2_t506</text:p>
          </table:table-cell>
          <table:table-cell office:value-type="string">
            <text:p>kyotaku2_t507</text:p>
          </table:table-cell>
          <table:table-cell office:value-type="string">
            <text:p>kyotaku2_t508</text:p>
          </table:table-cell>
          <table:table-cell office:value-type="string">
            <text:p>kyotaku2_t509</text:p>
          </table:table-cell>
          <table:table-cell office:value-type="string">
            <text:p>kyotaku2_t510</text:p>
          </table:table-cell>
          <table:table-cell office:value-type="string">
            <text:p>kyotaku2_t601</text:p>
          </table:table-cell>
          <table:table-cell office:value-type="string">
            <text:p>kyotaku2_t602</text:p>
          </table:table-cell>
          <table:table-cell office:value-type="string">
            <text:p>kyotaku2_t603</text:p>
          </table:table-cell>
          <table:table-cell office:value-type="string">
            <text:p>kyotaku2_t604</text:p>
          </table:table-cell>
          <table:table-cell office:value-type="string">
            <text:p>kyotaku2_t605</text:p>
          </table:table-cell>
          <table:table-cell office:value-type="string">
            <text:p>kyotaku2_t606</text:p>
          </table:table-cell>
          <table:table-cell office:value-type="string">
            <text:p>kyotaku2_t607</text:p>
          </table:table-cell>
          <table:table-cell office:value-type="string">
            <text:p>kyotaku2_t608</text:p>
          </table:table-cell>
          <table:table-cell office:value-type="string">
            <text:p>kyotaku2_t609</text:p>
          </table:table-cell>
          <table:table-cell office:value-type="string">
            <text:p>kyotaku2_t610</text:p>
          </table:table-cell>
          <table:table-cell office:value-type="string">
            <text:p>teigen_101</text:p>
          </table:table-cell>
          <table:table-cell office:value-type="string">
            <text:p>teigen_102</text:p>
          </table:table-cell>
          <table:table-cell office:value-type="string">
            <text:p>teigen_103</text:p>
          </table:table-cell>
          <table:table-cell office:value-type="string">
            <text:p>teigen_104</text:p>
          </table:table-cell>
          <table:table-cell office:value-type="string">
            <text:p>teigen_105</text:p>
          </table:table-cell>
          <table:table-cell office:value-type="string">
            <text:p>teigen_106</text:p>
          </table:table-cell>
          <table:table-cell office:value-type="string">
            <text:p>teigen_107</text:p>
          </table:table-cell>
          <table:table-cell office:value-type="string">
            <text:p>teigen_108</text:p>
          </table:table-cell>
          <table:table-cell office:value-type="string">
            <text:p>teigen_109</text:p>
          </table:table-cell>
          <table:table-cell office:value-type="string">
            <text:p>teigen_110</text:p>
          </table:table-cell>
          <table:table-cell office:value-type="string">
            <text:p>teigen_201</text:p>
          </table:table-cell>
          <table:table-cell office:value-type="string">
            <text:p>teigen_202</text:p>
          </table:table-cell>
          <table:table-cell office:value-type="string">
            <text:p>teigen_203</text:p>
          </table:table-cell>
          <table:table-cell office:value-type="string">
            <text:p>teigen_204</text:p>
          </table:table-cell>
          <table:table-cell office:value-type="string">
            <text:p>teigen_205</text:p>
          </table:table-cell>
          <table:table-cell office:value-type="string">
            <text:p>teigen_206</text:p>
          </table:table-cell>
          <table:table-cell office:value-type="string">
            <text:p>teigen_207</text:p>
          </table:table-cell>
          <table:table-cell office:value-type="string">
            <text:p>teigen_208</text:p>
          </table:table-cell>
          <table:table-cell office:value-type="string">
            <text:p>teigen_209</text:p>
          </table:table-cell>
          <table:table-cell office:value-type="string">
            <text:p>teigen_210</text:p>
          </table:table-cell>
          <table:table-cell office:value-type="string">
            <text:p>kyugosisetu</text:p>
          </table:table-cell>
          <table:table-cell office:value-type="string">
            <text:p>kouseisisetu</text:p>
          </table:table-cell>
          <table:table-cell office:value-type="string">
            <text:p>sisetu_t1</text:p>
          </table:table-cell>
          <table:table-cell office:value-type="string">
            <text:p>sisetu_t2</text:p>
          </table:table-cell>
          <table:table-cell office:value-type="string">
            <text:p>sisetu_t3</text:p>
          </table:table-cell>
          <table:table-cell office:value-type="string">
            <text:p>sisetu_t4</text:p>
          </table:table-cell>
          <table:table-cell office:value-type="string">
            <text:p>sisetu_t5</text:p>
          </table:table-cell>
          <table:table-cell office:value-type="string">
            <text:p>sisetu_t6</text:p>
          </table:table-cell>
          <table:table-cell office:value-type="string">
            <text:p>kimatu_01</text:p>
          </table:table-cell>
          <table:table-cell office:value-type="string">
            <text:p>kimatu_02</text:p>
          </table:table-cell>
          <table:table-cell office:value-type="string">
            <text:p>kimatu_03</text:p>
          </table:table-cell>
          <table:table-cell office:value-type="string">
            <text:p>kimatu_04</text:p>
          </table:table-cell>
          <table:table-cell office:value-type="string">
            <text:p>kimatu_05</text:p>
          </table:table-cell>
          <table:table-cell office:value-type="string">
            <text:p>kimatu_06</text:p>
          </table:table-cell>
          <table:table-cell office:value-type="string">
            <text:p>kimatu_07</text:p>
          </table:table-cell>
          <table:table-cell office:value-type="string">
            <text:p>kimatu_08</text:p>
          </table:table-cell>
          <table:table-cell office:value-type="string">
            <text:p>kimatu_09</text:p>
          </table:table-cell>
          <table:table-cell office:value-type="string">
            <text:p>kimatu_10</text:p>
          </table:table-cell>
          <table:table-cell office:value-type="string">
            <text:p>kimatu_kyugosisetu</text:p>
          </table:table-cell>
          <table:table-cell office:value-type="string">
            <text:p>nyuinnitiyouhinpi</text:p>
          </table:table-cell>
          <table:table-cell office:value-type="string">
            <text:p>nyuinnitiyouhinpi_t1</text:p>
          </table:table-cell>
          <table:table-cell office:value-type="string">
            <text:p>nyuinnitiyouhinpi_t2</text:p>
          </table:table-cell>
          <table:table-cell office:value-type="string">
            <text:p>nyuinnitiyouhinpi_t3</text:p>
          </table:table-cell>
          <table:table-cell office:value-type="string">
            <text:p>nyuinnitiyouhinpi_t4</text:p>
          </table:table-cell>
          <table:table-cell office:value-type="string">
            <text:p>nyuinnitiyouhinpi_t5</text:p>
          </table:table-cell>
          <table:table-cell office:value-type="string">
            <text:p>nyuinnitiyouhinpi_t6</text:p>
          </table:table-cell>
          <table:table-cell office:value-type="string">
            <text:p>kaigoseikatuhi</text:p>
          </table:table-cell>
          <table:table-cell office:value-type="string">
            <text:p>kaigoseikatuhi_t1</text:p>
          </table:table-cell>
          <table:table-cell office:value-type="string">
            <text:p>kaigoseikatuhi_t2</text:p>
          </table:table-cell>
          <table:table-cell office:value-type="string">
            <text:p>kaigoseikatuhi_t3</text:p>
          </table:table-cell>
          <table:table-cell office:value-type="string">
            <text:p>kaigoseikatuhi_t4</text:p>
          </table:table-cell>
          <table:table-cell office:value-type="string">
            <text:p>kaigoseikatuhi_t5</text:p>
          </table:table-cell>
          <table:table-cell office:value-type="string">
            <text:p>kaigoseikatuhi_t6</text:p>
          </table:table-cell>
          <table:table-cell office:value-type="string">
            <text:p>ninpus</text:p>
          </table:table-cell>
          <table:table-cell office:value-type="string">
            <text:p>ninpul</text:p>
          </table:table-cell>
          <table:table-cell office:value-type="string">
            <text:p>sanpu</text:p>
          </table:table-cell>
          <table:table-cell office:value-type="string">
            <text:p>syougai1</text:p>
          </table:table-cell>
          <table:table-cell office:value-type="string">
            <text:p>syougai2</text:p>
          </table:table-cell>
          <table:table-cell office:value-type="string">
            <text:p>syougai3</text:p>
          </table:table-cell>
          <table:table-cell office:value-type="string">
            <text:p>syougai4</text:p>
          </table:table-cell>
          <table:table-cell office:value-type="string">
            <text:p>syougai5</text:p>
          </table:table-cell>
          <table:table-cell office:value-type="string">
            <text:p>syougai6</text:p>
          </table:table-cell>
          <table:table-cell office:value-type="string">
            <text:p>syougai7</text:p>
          </table:table-cell>
          <table:table-cell office:value-type="string">
            <text:p>syougai8</text:p>
          </table:table-cell>
          <table:table-cell office:value-type="string">
            <text:p>kaigonyusyo</text:p>
          </table:table-cell>
          <table:table-cell office:value-type="string">
            <text:p>zaitakuknajya</text:p>
          </table:table-cell>
          <table:table-cell office:value-type="string">
            <text:p>housya1</text:p>
          </table:table-cell>
          <table:table-cell office:value-type="string">
            <text:p>housya2</text:p>
          </table:table-cell>
          <table:table-cell office:value-type="string">
            <text:p>jidouyouiku1</text:p>
          </table:table-cell>
          <table:table-cell office:value-type="string">
            <text:p>jidouyouiku2</text:p>
          </table:table-cell>
          <table:table-cell office:value-type="string">
            <text:p>boshi1z</text:p>
          </table:table-cell>
          <table:table-cell office:value-type="string">
            <text:p>boshi1n</text:p>
          </table:table-cell>
          <table:table-cell office:value-type="string">
            <text:p>boshi2z</text:p>
          </table:table-cell>
          <table:table-cell office:value-type="string">
            <text:p>boshi2n</text:p>
          </table:table-cell>
          <table:table-cell office:value-type="string">
            <text:p>boshi3z</text:p>
          </table:table-cell>
          <table:table-cell office:value-type="string">
            <text:p>boshi3n</text:p>
          </table:table-cell>
          <table:table-cell office:value-type="string">
            <text:p>kyoikus</text:p>
          </table:table-cell>
          <table:table-cell office:value-type="string">
            <text:p>kyoikuc</text:p>
          </table:table-cell>
          <table:table-cell office:value-type="string">
            <text:p>kyoikusiens</text:p>
          </table:table-cell>
          <table:table-cell office:value-type="string">
            <text:p>kyoikusienc</text:p>
          </table:table-cell>
          <table:table-cell office:value-type="string">
            <text:p>kyoikugakkyuus</text:p>
          </table:table-cell>
          <table:table-cell office:value-type="string">
            <text:p>kyoikugakkyuuc</text:p>
          </table:table-cell>
          <table:table-cell office:value-type="string">
            <text:p>kyoikusaisikyus</text:p>
          </table:table-cell>
          <table:table-cell office:value-type="string">
            <text:p>kyoikusaisikyuc</text:p>
          </table:table-cell>
          <table:table-cell office:value-type="string">
            <text:p>jyutakujyougen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20900">
            <text:p>20900</text:p>
          </table:table-cell>
          <table:table-cell office:value-type="float" office:value="26350">
            <text:p>26350</text:p>
          </table:table-cell>
          <table:table-cell office:value-type="float" office:value="34070">
            <text:p>34070</text:p>
          </table:table-cell>
          <table:table-cell office:value-type="float" office:value="42080">
            <text:p>42080</text:p>
          </table:table-cell>
          <table:table-cell office:value-type="float" office:value="40270">
            <text:p>40270</text:p>
          </table:table-cell>
          <table:table-cell office:value-type="float" office:value="38180">
            <text:p>38180</text:p>
          </table:table-cell>
          <table:table-cell office:value-type="float" office:value="36100">
            <text:p>36100</text:p>
          </table:table-cell>
          <table:table-cell office:value-type="float" office:value="32340">
            <text:p>32340</text:p>
          </table:table-cell>
          <table:table-cell office:value-type="float" office:value="25910">
            <text:p>25910</text:p>
          </table:table-cell>
          <table:table-cell office:value-type="float" office:value="29130">
            <text:p>29130</text:p>
          </table:table-cell>
          <table:table-cell office:value-type="float" office:value="33420">
            <text:p>33420</text:p>
          </table:table-cell>
          <table:table-cell office:value-type="float" office:value="38070">
            <text:p>38070</text:p>
          </table:table-cell>
          <table:table-cell office:value-type="float" office:value="37350">
            <text:p>37350</text:p>
          </table:table-cell>
          <table:table-cell office:value-type="float" office:value="38250">
            <text:p>38250</text:p>
          </table:table-cell>
          <table:table-cell office:value-type="float" office:value="37890">
            <text:p>37890</text:p>
          </table:table-cell>
          <table:table-cell office:value-type="float" office:value="32880">
            <text:p>32880</text:p>
          </table:table-cell>
          <table:table-cell office:value-type="float" office:value="43430">
            <text:p>43430</text:p>
          </table:table-cell>
          <table:table-cell office:value-type="float" office:value="48070">
            <text:p>48070</text:p>
          </table:table-cell>
          <table:table-cell office:value-type="float" office:value="53290">
            <text:p>53290</text:p>
          </table:table-cell>
          <table:table-cell office:value-type="float" office:value="55160">
            <text:p>55160</text:p>
          </table:table-cell>
          <table:table-cell office:value-type="float" office:value="55600">
            <text:p>55600</text:p>
          </table:table-cell>
          <table:table-cell office:value-type="float" office:value="56040">
            <text:p>56040</text:p>
          </table:table-cell>
          <table:table-cell office:value-type="float" office:value="56480">
            <text:p>56480</text:p>
          </table:table-cell>
          <table:table-cell office:value-type="float" office:value="56920">
            <text:p>56920</text:p>
          </table:table-cell>
          <table:table-cell office:value-type="float" office:value="57360">
            <text:p>57360</text:p>
          </table:table-cell>
          <table:table-cell office:value-type="float" office:value="440">
            <text:p>440</text:p>
          </table:table-cell>
          <table:table-cell office:value-type="float" office:value="39650">
            <text:p>39650</text:p>
          </table:table-cell>
          <table:table-cell office:value-type="float" office:value="48770">
            <text:p>48770</text:p>
          </table:table-cell>
          <table:table-cell office:value-type="float" office:value="57500">
            <text:p>57500</text:p>
          </table:table-cell>
          <table:table-cell office:value-type="float" office:value="59880">
            <text:p>59880</text:p>
          </table:table-cell>
          <table:table-cell office:value-type="float" office:value="63840">
            <text:p>63840</text:p>
          </table:table-cell>
          <table:table-cell office:value-type="float" office:value="67410">
            <text:p>67410</text:p>
          </table:table-cell>
          <table:table-cell office:value-type="float" office:value="70180">
            <text:p>70180</text:p>
          </table:table-cell>
          <table:table-cell office:value-type="float" office:value="72960">
            <text:p>72960</text:p>
          </table:table-cell>
          <table:table-cell office:value-type="float" office:value="75740">
            <text:p>75740</text:p>
          </table:table-cell>
          <table:table-cell office:value-type="float" office:value="2780">
            <text:p>2780</text:p>
          </table:table-cell>
          <table:table-cell table:number-columns-repeated="50" office:value-type="float" office:value="0">
            <text:p>0</text:p>
          </table:table-cell>
          <table:table-cell office:value-type="float" office:value="3040">
            <text:p>3040</text:p>
          </table:table-cell>
          <table:table-cell office:value-type="float" office:value="3940">
            <text:p>3940</text:p>
          </table:table-cell>
          <table:table-cell office:value-type="float" office:value="4690">
            <text:p>4690</text:p>
          </table:table-cell>
          <table:table-cell office:value-type="float" office:value="5320">
            <text:p>5320</text:p>
          </table:table-cell>
          <table:table-cell office:value-type="float" office:value="5520">
            <text:p>5520</text:p>
          </table:table-cell>
          <table:table-cell office:value-type="float" office:value="5720">
            <text:p>5720</text:p>
          </table:table-cell>
          <table:table-cell office:value-type="float" office:value="5910">
            <text:p>5910</text:p>
          </table:table-cell>
          <table:table-cell office:value-type="float" office:value="6110">
            <text:p>6110</text:p>
          </table:table-cell>
          <table:table-cell office:value-type="float" office:value="6310">
            <text:p>631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00">
            <text:p>10000</text:p>
          </table:table-cell>
          <table:table-cell office:value-type="float" office:value="9500">
            <text:p>9500</text:p>
          </table:table-cell>
          <table:table-cell table:number-columns-repeated="6" office:value-type="float" office:value="9000">
            <text:p>9000</text:p>
          </table:table-cell>
          <table:table-cell office:value-type="float" office:value="10000">
            <text:p>10000</text:p>
          </table:table-cell>
          <table:table-cell office:value-type="float" office:value="8850">
            <text:p>8850</text:p>
          </table:table-cell>
          <table:table-cell office:value-type="float" office:value="8350">
            <text:p>8350</text:p>
          </table:table-cell>
          <table:table-cell office:value-type="float" office:value="7675">
            <text:p>7675</text:p>
          </table:table-cell>
          <table:table-cell office:value-type="float" office:value="7140">
            <text:p>7140</text:p>
          </table:table-cell>
          <table:table-cell office:value-type="float" office:value="7010">
            <text:p>7010</text:p>
          </table:table-cell>
          <table:table-cell office:value-type="float" office:value="6865">
            <text:p>6865</text:p>
          </table:table-cell>
          <table:table-cell office:value-type="float" office:value="6745">
            <text:p>6745</text:p>
          </table:table-cell>
          <table:table-cell table:number-columns-repeated="2" office:value-type="float" office:value="6645">
            <text:p>6645</text:p>
          </table:table-cell>
          <table:table-cell office:value-type="float" office:value="63220">
            <text:p>63220</text:p>
          </table:table-cell>
          <table:table-cell office:value-type="float" office:value="66970">
            <text:p>66970</text:p>
          </table:table-cell>
          <table:table-cell office:value-type="float" office:value="10470">
            <text:p>10470</text:p>
          </table:table-cell>
          <table:table-cell office:value-type="float" office:value="8030">
            <text:p>8030</text:p>
          </table:table-cell>
          <table:table-cell office:value-type="float" office:value="6320">
            <text:p>6320</text:p>
          </table:table-cell>
          <table:table-cell office:value-type="float" office:value="4680">
            <text:p>4680</text:p>
          </table:table-cell>
          <table:table-cell office:value-type="float" office:value="2980">
            <text:p>2980</text:p>
          </table:table-cell>
          <table:table-cell office:value-type="float" office:value="2240">
            <text:p>2240</text:p>
          </table:table-cell>
          <table:table-cell office:value-type="float" office:value="13500">
            <text:p>13500</text:p>
          </table:table-cell>
          <table:table-cell office:value-type="float" office:value="22010">
            <text:p>22010</text:p>
          </table:table-cell>
          <table:table-cell office:value-type="float" office:value="22680">
            <text:p>22680</text:p>
          </table:table-cell>
          <table:table-cell office:value-type="float" office:value="25520">
            <text:p>25520</text:p>
          </table:table-cell>
          <table:table-cell office:value-type="float" office:value="26600">
            <text:p>26600</text:p>
          </table:table-cell>
          <table:table-cell office:value-type="float" office:value="30240">
            <text:p>30240</text:p>
          </table:table-cell>
          <table:table-cell office:value-type="float" office:value="32130">
            <text:p>32130</text:p>
          </table:table-cell>
          <table:table-cell office:value-type="float" office:value="34020">
            <text:p>34020</text:p>
          </table:table-cell>
          <table:table-cell office:value-type="float" office:value="35640">
            <text:p>35640</text:p>
          </table:table-cell>
          <table:table-cell office:value-type="float" office:value="1620">
            <text:p>1620</text:p>
          </table:table-cell>
          <table:table-cell office:value-type="float" office:value="4830">
            <text:p>4830</text:p>
          </table:table-cell>
          <table:table-cell office:value-type="float" office:value="22780">
            <text:p>22780</text:p>
          </table:table-cell>
          <table:table-cell table:number-columns-repeated="2" office:value-type="float" office:value="3540">
            <text:p>3540</text:p>
          </table:table-cell>
          <table:table-cell table:number-columns-repeated="2" office:value-type="float" office:value="2080">
            <text:p>208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9730">
            <text:p>9730</text:p>
          </table:table-cell>
          <table:table-cell table:number-columns-repeated="2" office:value-type="float" office:value="3540">
            <text:p>3540</text:p>
          </table:table-cell>
          <table:table-cell table:number-columns-repeated="2" office:value-type="float" office:value="2080">
            <text:p>208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8990">
            <text:p>8990</text:p>
          </table:table-cell>
          <table:table-cell office:value-type="float" office:value="13590">
            <text:p>13590</text:p>
          </table:table-cell>
          <table:table-cell office:value-type="float" office:value="8350">
            <text:p>8350</text:p>
          </table:table-cell>
          <table:table-cell office:value-type="float" office:value="26420">
            <text:p>26420</text:p>
          </table:table-cell>
          <table:table-cell office:value-type="float" office:value="21980">
            <text:p>21980</text:p>
          </table:table-cell>
          <table:table-cell office:value-type="float" office:value="17600">
            <text:p>17600</text:p>
          </table:table-cell>
          <table:table-cell office:value-type="float" office:value="14650">
            <text:p>14650</text:p>
          </table:table-cell>
          <table:table-cell office:value-type="float" office:value="14280">
            <text:p>14280</text:p>
          </table:table-cell>
          <table:table-cell office:value-type="float" office:value="11980">
            <text:p>11980</text:p>
          </table:table-cell>
          <table:table-cell office:value-type="float" office:value="69520">
            <text:p>69520</text:p>
          </table:table-cell>
          <table:table-cell office:value-type="float" office:value="104290">
            <text:p>104290</text:p>
          </table:table-cell>
          <table:table-cell office:value-type="float" office:value="9730">
            <text:p>9730</text:p>
          </table:table-cell>
          <table:table-cell office:value-type="float" office:value="13080">
            <text:p>13080</text:p>
          </table:table-cell>
          <table:table-cell office:value-type="float" office:value="42430">
            <text:p>42430</text:p>
          </table:table-cell>
          <table:table-cell office:value-type="float" office:value="21220">
            <text:p>21220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office:value-type="float" office:value="22890">
            <text:p>22890</text:p>
          </table:table-cell>
          <table:table-cell office:value-type="float" office:value="19070">
            <text:p>19070</text:p>
          </table:table-cell>
          <table:table-cell office:value-type="float" office:value="1810">
            <text:p>1810</text:p>
          </table:table-cell>
          <table:table-cell office:value-type="float" office:value="1540">
            <text:p>1540</text:p>
          </table:table-cell>
          <table:table-cell office:value-type="float" office:value="930">
            <text:p>930</text:p>
          </table:table-cell>
          <table:table-cell office:value-type="float" office:value="760">
            <text:p>760</text:p>
          </table:table-cell>
          <table:table-cell office:value-type="float" office:value="2150">
            <text:p>2150</text:p>
          </table:table-cell>
          <table:table-cell office:value-type="float" office:value="4180">
            <text:p>4180</text:p>
          </table:table-cell>
          <table:table-cell office:value-type="float" office:value="2560">
            <text:p>2560</text:p>
          </table:table-cell>
          <table:table-cell office:value-type="float" office:value="4330">
            <text:p>4330</text:p>
          </table:table-cell>
          <table:table-cell office:value-type="float" office:value="600">
            <text:p>600</text:p>
          </table:table-cell>
          <table:table-cell office:value-type="float" office:value="770">
            <text:p>770</text:p>
          </table:table-cell>
          <table:table-cell office:value-type="float" office:value="11100">
            <text:p>11100</text:p>
          </table:table-cell>
          <table:table-cell office:value-type="float" office:value="21700">
            <text:p>2170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office:value-type="float" office:value="20900">
            <text:p>20900</text:p>
          </table:table-cell>
          <table:table-cell office:value-type="float" office:value="26350">
            <text:p>26350</text:p>
          </table:table-cell>
          <table:table-cell office:value-type="float" office:value="34070">
            <text:p>34070</text:p>
          </table:table-cell>
          <table:table-cell office:value-type="float" office:value="42080">
            <text:p>42080</text:p>
          </table:table-cell>
          <table:table-cell office:value-type="float" office:value="40270">
            <text:p>40270</text:p>
          </table:table-cell>
          <table:table-cell office:value-type="float" office:value="38180">
            <text:p>38180</text:p>
          </table:table-cell>
          <table:table-cell office:value-type="float" office:value="36100">
            <text:p>36100</text:p>
          </table:table-cell>
          <table:table-cell office:value-type="float" office:value="32340">
            <text:p>32340</text:p>
          </table:table-cell>
          <table:table-cell office:value-type="float" office:value="25910">
            <text:p>25910</text:p>
          </table:table-cell>
          <table:table-cell office:value-type="float" office:value="29130">
            <text:p>29130</text:p>
          </table:table-cell>
          <table:table-cell office:value-type="float" office:value="33420">
            <text:p>33420</text:p>
          </table:table-cell>
          <table:table-cell office:value-type="float" office:value="38070">
            <text:p>38070</text:p>
          </table:table-cell>
          <table:table-cell office:value-type="float" office:value="37350">
            <text:p>37350</text:p>
          </table:table-cell>
          <table:table-cell office:value-type="float" office:value="38250">
            <text:p>38250</text:p>
          </table:table-cell>
          <table:table-cell office:value-type="float" office:value="37890">
            <text:p>37890</text:p>
          </table:table-cell>
          <table:table-cell office:value-type="float" office:value="32880">
            <text:p>32880</text:p>
          </table:table-cell>
          <table:table-cell office:value-type="float" office:value="43430">
            <text:p>43430</text:p>
          </table:table-cell>
          <table:table-cell office:value-type="float" office:value="48070">
            <text:p>48070</text:p>
          </table:table-cell>
          <table:table-cell office:value-type="float" office:value="53290">
            <text:p>53290</text:p>
          </table:table-cell>
          <table:table-cell office:value-type="float" office:value="55160">
            <text:p>55160</text:p>
          </table:table-cell>
          <table:table-cell office:value-type="float" office:value="55600">
            <text:p>55600</text:p>
          </table:table-cell>
          <table:table-cell office:value-type="float" office:value="56040">
            <text:p>56040</text:p>
          </table:table-cell>
          <table:table-cell office:value-type="float" office:value="56480">
            <text:p>56480</text:p>
          </table:table-cell>
          <table:table-cell office:value-type="float" office:value="56920">
            <text:p>56920</text:p>
          </table:table-cell>
          <table:table-cell office:value-type="float" office:value="57360">
            <text:p>57360</text:p>
          </table:table-cell>
          <table:table-cell office:value-type="float" office:value="440">
            <text:p>440</text:p>
          </table:table-cell>
          <table:table-cell office:value-type="float" office:value="39650">
            <text:p>39650</text:p>
          </table:table-cell>
          <table:table-cell office:value-type="float" office:value="48770">
            <text:p>48770</text:p>
          </table:table-cell>
          <table:table-cell office:value-type="float" office:value="57500">
            <text:p>57500</text:p>
          </table:table-cell>
          <table:table-cell office:value-type="float" office:value="59880">
            <text:p>59880</text:p>
          </table:table-cell>
          <table:table-cell office:value-type="float" office:value="63840">
            <text:p>63840</text:p>
          </table:table-cell>
          <table:table-cell office:value-type="float" office:value="67410">
            <text:p>67410</text:p>
          </table:table-cell>
          <table:table-cell office:value-type="float" office:value="70180">
            <text:p>70180</text:p>
          </table:table-cell>
          <table:table-cell office:value-type="float" office:value="72960">
            <text:p>72960</text:p>
          </table:table-cell>
          <table:table-cell office:value-type="float" office:value="75740">
            <text:p>75740</text:p>
          </table:table-cell>
          <table:table-cell office:value-type="float" office:value="2780">
            <text:p>2780</text:p>
          </table:table-cell>
          <table:table-cell table:number-columns-repeated="50" office:value-type="float" office:value="0">
            <text:p>0</text:p>
          </table:table-cell>
          <table:table-cell office:value-type="float" office:value="3040">
            <text:p>3040</text:p>
          </table:table-cell>
          <table:table-cell office:value-type="float" office:value="3940">
            <text:p>3940</text:p>
          </table:table-cell>
          <table:table-cell office:value-type="float" office:value="4690">
            <text:p>4690</text:p>
          </table:table-cell>
          <table:table-cell office:value-type="float" office:value="5320">
            <text:p>5320</text:p>
          </table:table-cell>
          <table:table-cell office:value-type="float" office:value="5520">
            <text:p>5520</text:p>
          </table:table-cell>
          <table:table-cell office:value-type="float" office:value="5720">
            <text:p>5720</text:p>
          </table:table-cell>
          <table:table-cell office:value-type="float" office:value="5910">
            <text:p>5910</text:p>
          </table:table-cell>
          <table:table-cell office:value-type="float" office:value="6110">
            <text:p>6110</text:p>
          </table:table-cell>
          <table:table-cell office:value-type="float" office:value="6310">
            <text:p>631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00">
            <text:p>10000</text:p>
          </table:table-cell>
          <table:table-cell office:value-type="float" office:value="9500">
            <text:p>9500</text:p>
          </table:table-cell>
          <table:table-cell table:number-columns-repeated="6" office:value-type="float" office:value="9000">
            <text:p>9000</text:p>
          </table:table-cell>
          <table:table-cell office:value-type="float" office:value="10000">
            <text:p>10000</text:p>
          </table:table-cell>
          <table:table-cell office:value-type="float" office:value="8850">
            <text:p>8850</text:p>
          </table:table-cell>
          <table:table-cell office:value-type="float" office:value="8350">
            <text:p>8350</text:p>
          </table:table-cell>
          <table:table-cell office:value-type="float" office:value="7675">
            <text:p>7675</text:p>
          </table:table-cell>
          <table:table-cell office:value-type="float" office:value="7140">
            <text:p>7140</text:p>
          </table:table-cell>
          <table:table-cell office:value-type="float" office:value="7010">
            <text:p>7010</text:p>
          </table:table-cell>
          <table:table-cell office:value-type="float" office:value="6865">
            <text:p>6865</text:p>
          </table:table-cell>
          <table:table-cell office:value-type="float" office:value="6745">
            <text:p>6745</text:p>
          </table:table-cell>
          <table:table-cell table:number-columns-repeated="2" office:value-type="float" office:value="6645">
            <text:p>6645</text:p>
          </table:table-cell>
          <table:table-cell office:value-type="float" office:value="63220">
            <text:p>63220</text:p>
          </table:table-cell>
          <table:table-cell office:value-type="float" office:value="66970">
            <text:p>66970</text:p>
          </table:table-cell>
          <table:table-cell office:value-type="float" office:value="10470">
            <text:p>10470</text:p>
          </table:table-cell>
          <table:table-cell office:value-type="float" office:value="8030">
            <text:p>8030</text:p>
          </table:table-cell>
          <table:table-cell office:value-type="float" office:value="6320">
            <text:p>6320</text:p>
          </table:table-cell>
          <table:table-cell office:value-type="float" office:value="4680">
            <text:p>4680</text:p>
          </table:table-cell>
          <table:table-cell office:value-type="float" office:value="2980">
            <text:p>2980</text:p>
          </table:table-cell>
          <table:table-cell office:value-type="float" office:value="2240">
            <text:p>2240</text:p>
          </table:table-cell>
          <table:table-cell office:value-type="float" office:value="13500">
            <text:p>13500</text:p>
          </table:table-cell>
          <table:table-cell office:value-type="float" office:value="22010">
            <text:p>22010</text:p>
          </table:table-cell>
          <table:table-cell office:value-type="float" office:value="22680">
            <text:p>22680</text:p>
          </table:table-cell>
          <table:table-cell office:value-type="float" office:value="25520">
            <text:p>25520</text:p>
          </table:table-cell>
          <table:table-cell office:value-type="float" office:value="26600">
            <text:p>26600</text:p>
          </table:table-cell>
          <table:table-cell office:value-type="float" office:value="30240">
            <text:p>30240</text:p>
          </table:table-cell>
          <table:table-cell office:value-type="float" office:value="32130">
            <text:p>32130</text:p>
          </table:table-cell>
          <table:table-cell office:value-type="float" office:value="34020">
            <text:p>34020</text:p>
          </table:table-cell>
          <table:table-cell office:value-type="float" office:value="35640">
            <text:p>35640</text:p>
          </table:table-cell>
          <table:table-cell office:value-type="float" office:value="1620">
            <text:p>1620</text:p>
          </table:table-cell>
          <table:table-cell office:value-type="float" office:value="4830">
            <text:p>4830</text:p>
          </table:table-cell>
          <table:table-cell office:value-type="float" office:value="22780">
            <text:p>22780</text:p>
          </table:table-cell>
          <table:table-cell table:number-columns-repeated="2" office:value-type="float" office:value="3540">
            <text:p>3540</text:p>
          </table:table-cell>
          <table:table-cell table:number-columns-repeated="2" office:value-type="float" office:value="2080">
            <text:p>208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9730">
            <text:p>9730</text:p>
          </table:table-cell>
          <table:table-cell table:number-columns-repeated="2" office:value-type="float" office:value="3540">
            <text:p>3540</text:p>
          </table:table-cell>
          <table:table-cell table:number-columns-repeated="2" office:value-type="float" office:value="2080">
            <text:p>208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8990">
            <text:p>8990</text:p>
          </table:table-cell>
          <table:table-cell office:value-type="float" office:value="13590">
            <text:p>13590</text:p>
          </table:table-cell>
          <table:table-cell office:value-type="float" office:value="8350">
            <text:p>8350</text:p>
          </table:table-cell>
          <table:table-cell office:value-type="float" office:value="26420">
            <text:p>26420</text:p>
          </table:table-cell>
          <table:table-cell office:value-type="float" office:value="21980">
            <text:p>21980</text:p>
          </table:table-cell>
          <table:table-cell office:value-type="float" office:value="17600">
            <text:p>17600</text:p>
          </table:table-cell>
          <table:table-cell office:value-type="float" office:value="14650">
            <text:p>14650</text:p>
          </table:table-cell>
          <table:table-cell office:value-type="float" office:value="14280">
            <text:p>14280</text:p>
          </table:table-cell>
          <table:table-cell office:value-type="float" office:value="11980">
            <text:p>11980</text:p>
          </table:table-cell>
          <table:table-cell office:value-type="float" office:value="69520">
            <text:p>69520</text:p>
          </table:table-cell>
          <table:table-cell office:value-type="float" office:value="104290">
            <text:p>104290</text:p>
          </table:table-cell>
          <table:table-cell office:value-type="float" office:value="9730">
            <text:p>9730</text:p>
          </table:table-cell>
          <table:table-cell office:value-type="float" office:value="13080">
            <text:p>13080</text:p>
          </table:table-cell>
          <table:table-cell office:value-type="float" office:value="42430">
            <text:p>42430</text:p>
          </table:table-cell>
          <table:table-cell office:value-type="float" office:value="21220">
            <text:p>21220</text:p>
          </table:table-cell>
          <table:table-cell office:value-type="float" office:value="15000">
            <text:p>15000</text:p>
          </table:table-cell>
          <table:table-cell office:value-type="float" office:value="10000">
            <text:p>10000</text:p>
          </table:table-cell>
          <table:table-cell office:value-type="float" office:value="22890">
            <text:p>22890</text:p>
          </table:table-cell>
          <table:table-cell office:value-type="float" office:value="19070">
            <text:p>19070</text:p>
          </table:table-cell>
          <table:table-cell office:value-type="float" office:value="1810">
            <text:p>1810</text:p>
          </table:table-cell>
          <table:table-cell office:value-type="float" office:value="1540">
            <text:p>1540</text:p>
          </table:table-cell>
          <table:table-cell office:value-type="float" office:value="930">
            <text:p>930</text:p>
          </table:table-cell>
          <table:table-cell office:value-type="float" office:value="760">
            <text:p>760</text:p>
          </table:table-cell>
          <table:table-cell office:value-type="float" office:value="2150">
            <text:p>2150</text:p>
          </table:table-cell>
          <table:table-cell office:value-type="float" office:value="4180">
            <text:p>4180</text:p>
          </table:table-cell>
          <table:table-cell office:value-type="float" office:value="2560">
            <text:p>2560</text:p>
          </table:table-cell>
          <table:table-cell office:value-type="float" office:value="4330">
            <text:p>4330</text:p>
          </table:table-cell>
          <table:table-cell office:value-type="float" office:value="600">
            <text:p>600</text:p>
          </table:table-cell>
          <table:table-cell office:value-type="float" office:value="770">
            <text:p>770</text:p>
          </table:table-cell>
          <table:table-cell office:value-type="float" office:value="11100">
            <text:p>11100</text:p>
          </table:table-cell>
          <table:table-cell office:value-type="float" office:value="21700">
            <text:p>21700</text:p>
          </table:table-cell>
          <table:table-cell office:value-type="float" office:value="13000">
            <text:p>13000</text:p>
          </table:table-cell>
        </table:table-row>
        <table:table-row table:style-name="ro1" table:number-rows-repeated="1048572">
          <table:table-cell table:number-columns-repeated="183"/>
        </table:table-row>
        <table:table-row table:style-name="ro1">
          <table:table-cell table:number-columns-repeated="1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2014/04/05</text:date>, <text:time>16:5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6:52:00.36</meta:creation-date>
    <meta:editing-duration>PT1M</meta:editing-duration>
    <meta:editing-cycles>2</meta:editing-cycles>
    <meta:generator>OpenOffice/4.0.1$Win32 OpenOffice.org_project/401m5$Build-9714</meta:generator>
    <meta:initial-creator>TANAKA Hidemune</meta:initial-creator>
    <dc:date>2014-04-05T16:52:57.78</dc:date>
    <dc:creator>TANAKA Hidemune</dc:creator>
    <meta:document-statistic meta:table-count="1" meta:cell-count="549" meta:object-count="0"/>
  </office:meta>
</office:document-meta>
</file>